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7.48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5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 style:rotation-angle="6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style:rotation-angle="60"/>
      <style:text-properties fo:font-size="8pt" style:font-size-asian="8pt" style:font-size-complex="8pt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3" table:number-columns-repeated="3" table:default-cell-style-name="ce5"/>
        <table:table-column table:style-name="co3" table:number-columns-repeated="15" table:default-cell-style-name="Default"/>
        <table:table-column table:style-name="co3" table:number-columns-repeated="2" table:default-cell-style-name="ce5"/>
        <table:table-column table:style-name="co3" table:number-columns-repeated="5" table:default-cell-style-name="Default"/>
        <table:table-column table:style-name="co4" table:number-columns-repeated="97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1-AE1. Prueba teórico-práctica de la unidad (DHCP)</text:p>
          </table:table-cell>
          <table:table-cell table:style-name="ce1" office:value-type="string" calcext:value-type="string">
            <text:p>Cuestionario:UT1-AER1 Prueba teórico-práctica (DHCP). Recuperación</text:p>
          </table:table-cell>
          <table:table-cell table:style-name="ce1" office:value-type="string" calcext:value-type="string">
            <text:p>Cuestionario:UT1-AER2 Prueba teórico-práctica (DHCP). Recuperación 2</text:p>
          </table:table-cell>
          <table:table-cell table:style-name="ce3" office:value-type="string" calcext:value-type="string">
            <text:p>Tarea:UT1-AE1F. Prueba teórico-práctica. Calificación final</text:p>
          </table:table-cell>
          <table:table-cell table:style-name="ce3" office:value-type="string" calcext:value-type="string">
            <text:p>Tarea:UT1-AE2F. Prueba práctica. Calificación final</text:p>
          </table:table-cell>
          <table:table-cell table:style-name="ce1" office:value-type="string" calcext:value-type="string">
            <text:p>Cuestionario:UT2-AE1. DNS. Prueba teórica</text:p>
          </table:table-cell>
          <table:table-cell table:style-name="ce1" office:value-type="string" calcext:value-type="string">
            <text:p>Cuestionario:UT2-AER1. Recuperación. DNS. Prueba teórica de la unidad</text:p>
          </table:table-cell>
          <table:table-cell table:style-name="ce3" office:value-type="string" calcext:value-type="string">
            <text:p>Tarea:UT2-AEF1. Prueba teórica. Calificación final</text:p>
          </table:table-cell>
          <table:table-cell table:style-name="ce3" office:value-type="string" calcext:value-type="string">
            <text:p>Tarea:UT2-AEF2. Prueba práctica. Calificación final</text:p>
          </table:table-cell>
          <table:table-cell table:style-name="ce3" office:value-type="string" calcext:value-type="string">
            <text:p>Tarea:UT4-AEF2. Prueba práctica. Calificación final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:UT0-A1. Administración remota con ssh y wget</text:p>
          </table:table-cell>
          <table:table-cell table:style-name="ce1" office:value-type="string" calcext:value-type="string">
            <text:p>Tarea:UT1-A1. Características de DHCP</text:p>
          </table:table-cell>
          <table:table-cell table:style-name="ce1" office:value-type="string" calcext:value-type="string">
            <text:p>Tarea:UT1-A2. Servidor DHCP en Linux</text:p>
          </table:table-cell>
          <table:table-cell table:style-name="ce1" office:value-type="string" calcext:value-type="string">
            <text:p>Tarea:UT1-A4 Servidor de DHCP en Windows Server</text:p>
          </table:table-cell>
          <table:table-cell table:style-name="ce1" office:value-type="string" calcext:value-type="string">
            <text:p>Tarea:UT2-A2 Servidor de DNS en linux</text:p>
          </table:table-cell>
          <table:table-cell table:style-name="ce1" office:value-type="string" calcext:value-type="string">
            <text:p>Tarea:UT2-A3 Delegacion de autoridad DNS en Linux</text:p>
          </table:table-cell>
          <table:table-cell table:style-name="ce1" office:value-type="string" calcext:value-type="string">
            <text:p>Tarea:UT2-A4 Servidor de DNS en Windows Server</text:p>
          </table:table-cell>
          <table:table-cell table:style-name="ce1" office:value-type="string" calcext:value-type="string">
            <text:p>Tarea:UT2-A5 Delegacion de autoridad DNS de Windows a Linux</text:p>
          </table:table-cell>
          <table:table-cell table:style-name="ce1" office:value-type="string" calcext:value-type="string">
            <text:p>Tarea:UT2-A6. Configuración de servidor de DNS secundario en Linux</text:p>
          </table:table-cell>
          <table:table-cell table:style-name="ce1" office:value-type="string" calcext:value-type="string">
            <text:p>Tarea:UT4-A1. WWW. Estructura, historia y estándares</text:p>
          </table:table-cell>
          <table:table-cell table:style-name="ce1" office:value-type="string" calcext:value-type="string">
            <text:p>Tarea:UT4-A3. Servidor web en Linux. Apache2</text:p>
          </table:table-cell>
          <table:table-cell table:style-name="ce1" office:value-type="string" calcext:value-type="string">
            <text:p>Tarea:UT4-A5. Control de acceso a usuarios en Apache </text:p>
          </table:table-cell>
          <table:table-cell table:style-name="ce1" office:value-type="string" calcext:value-type="string">
            <text:p>Tarea:UT0-A2. Repaso de redes</text:p>
          </table:table-cell>
          <table:table-cell table:style-name="ce1" office:value-type="string" calcext:value-type="string">
            <text:p>Tarea:UT0-A3. Herramienta dig</text:p>
          </table:table-cell>
          <table:table-cell table:style-name="ce3" office:value-type="string" calcext:value-type="string">
            <text:p>N prácticas sin entregar</text:p>
          </table:table-cell>
          <table:table-cell table:style-name="ce3" office:value-type="string" calcext:value-type="string">
            <text:p>% prácticas entregadas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" office:value-type="string" calcext:value-type="string">
            <text:p>act participacion eval 1</text:p>
          </table:table-cell>
          <table:table-cell table:style-name="ce1" office:value-type="string" calcext:value-type="string">
            <text:p>Calificación 1 eval</text:p>
          </table:table-cell>
          <table:table-cell table:style-name="ce1"/>
          <table:table-cell table:style-name="ce7" table:number-columns-repeated="971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5" calcext:value-type="float">
            <text:p>7,5</text:p>
          </table:table-cell>
          <table:table-cell table:style-name="ce2" office:value-type="float" office:value="6.37" calcext:value-type="float">
            <text:p>6,3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7.58" calcext:value-type="float">
            <text:p>7,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100*(14-[.AB2])/14" office:value-type="float" office:value="71.4285714285714" calcext:value-type="float">
            <text:p>71,4285714286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i entrega prácticas pendient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2" office:value-type="float" office:value="3.89" calcext:value-type="float">
            <text:p>3,89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6.08" calcext:value-type="float">
            <text:p>6,0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78" calcext:value-type="float">
            <text:p>4,78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3.36" calcext:value-type="float">
            <text:p>3,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00*(14-[.AB3])/14" office:value-type="float" office:value="57.1428571428571" calcext:value-type="float">
            <text:p>57,1428571429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Ruperth Steven</text:p>
          </table:table-cell>
          <table:table-cell table:style-name="ce2" office:value-type="string" calcext:value-type="string">
            <text:p>Camba Luna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6.15" calcext:value-type="float">
            <text:p>6,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4.33" calcext:value-type="float">
            <text:p>4,33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100*(14-[.AB4])/14" office:value-type="float" office:value="71.4285714285714" calcext:value-type="float">
            <text:p>71,4285714286</text:p>
          </table:table-cell>
          <table:table-cell table:style-name="ce2" office:value-type="float" office:value="6.56" calcext:value-type="float">
            <text:p>6,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19" calcext:value-type="float">
            <text:p>6,1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oncepción Curbelo</text:p>
          </table:table-cell>
          <table:table-cell table:style-name="ce2" office:value-type="float" office:value="5.8" calcext:value-type="float">
            <text:p>5,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00*(14-[.AB5])/14" office:value-type="float" office:value="100" calcext:value-type="float">
            <text:p>100</text:p>
          </table:table-cell>
          <table:table-cell table:style-name="ce2" office:value-type="float" office:value="9.22" calcext:value-type="float">
            <text:p>9,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íaz Martí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17" calcext:value-type="float">
            <text:p>4,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2" office:value-type="float" office:value="7.1" calcext:value-type="float">
            <text:p>7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100*(14-[.AB6])/14" office:value-type="float" office:value="64.2857142857143" calcext:value-type="float">
            <text:p>64,2857142857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5" calcext:value-type="float">
            <text:p>4,25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i entrega prácticas pendient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Gustavo Miguel</text:p>
          </table:table-cell>
          <table:table-cell table:style-name="ce2" office:value-type="string" calcext:value-type="string">
            <text:p>Guillén Rettka</text:p>
          </table:table-cell>
          <table:table-cell table:style-name="ce2" office:value-type="float" office:value="3.06" calcext:value-type="float">
            <text:p>3,0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2" calcext:value-type="float">
            <text:p>7,2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100*(14-[.AB7])/14" office:value-type="float" office:value="78.5714285714286" calcext:value-type="float">
            <text:p>78,5714285714</text:p>
          </table:table-cell>
          <table:table-cell table:style-name="ce2" office:value-type="float" office:value="7.13" calcext:value-type="float">
            <text:p>7,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Hernández Corujo</text:p>
          </table:table-cell>
          <table:table-cell table:style-name="ce2" office:value-type="float" office:value="5.24" calcext:value-type="float">
            <text:p>5,2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7.8" calcext:value-type="float">
            <text:p>7,8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8" calcext:value-type="float">
            <text:p>7,8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00*(14-[.AB8])/14" office:value-type="float" office:value="57.1428571428571" calcext:value-type="float">
            <text:p>57,1428571429</text:p>
          </table:table-cell>
          <table:table-cell table:style-name="ce2" office:value-type="float" office:value="4.31" calcext:value-type="float">
            <text:p>4,31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driana</text:p>
          </table:table-cell>
          <table:table-cell table:style-name="ce2" office:value-type="string" calcext:value-type="string">
            <text:p>Hernández Rodríguez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3.28" calcext:value-type="float">
            <text:p>3,28</text:p>
          </table:table-cell>
          <table:table-cell table:style-name="ce2" office:value-type="float" office:value="8.46" calcext:value-type="float">
            <text:p>8,46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7.06" calcext:value-type="float">
            <text:p>7,0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00*(14-[.AB9])/14" office:value-type="float" office:value="100" calcext:value-type="float">
            <text:p>100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82" calcext:value-type="float">
            <text:p>7,8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2" office:value-type="float" office:value="5.81" calcext:value-type="float">
            <text:p>5,8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69" calcext:value-type="float">
            <text:p>6,69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6" calcext:value-type="float">
            <text:p>6,6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.5" calcext:value-type="float">
            <text:p>3,5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100*(14-[.AB10])/14" office:value-type="float" office:value="50" calcext:value-type="float">
            <text:p>50</text:p>
          </table:table-cell>
          <table:table-cell table:style-name="ce2" office:value-type="float" office:value="4.11" calcext:value-type="float">
            <text:p>4,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7" calcext:value-type="float">
            <text:p>4,2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José Fabián</text:p>
          </table:table-cell>
          <table:table-cell table:style-name="ce2" office:value-type="string" calcext:value-type="string">
            <text:p>Mba Ndong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06" calcext:value-type="float">
            <text:p>3,06</text:p>
          </table:table-cell>
          <table:table-cell table:style-name="ce2" office:value-type="float" office:value="5.62" calcext:value-type="float">
            <text:p>5,6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" office:value-type="float" office:value="6.58" calcext:value-type="float">
            <text:p>6,58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100*(14-[.AB11])/14" office:value-type="float" office:value="71.4285714285714" calcext:value-type="float">
            <text:p>71,4285714286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66" calcext:value-type="float">
            <text:p>4,6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orales Pérez</text:p>
          </table:table-cell>
          <table:table-cell table:style-name="ce2" office:value-type="float" office:value="4.58" calcext:value-type="float">
            <text:p>4,5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7.77" calcext:value-type="float">
            <text:p>7,7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6.66" calcext:value-type="float">
            <text:p>6,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100*(14-[.AB12])/14" office:value-type="float" office:value="92.8571428571429" calcext:value-type="float">
            <text:p>92,8571428571</text:p>
          </table:table-cell>
          <table:table-cell table:style-name="ce2" office:value-type="float" office:value="6.95" calcext:value-type="float">
            <text:p>6,9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Miguel Ángel</text:p>
          </table:table-cell>
          <table:table-cell table:style-name="ce2" office:value-type="string" calcext:value-type="string">
            <text:p>Reguera Marrero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5.77" calcext:value-type="float">
            <text:p>5,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03" calcext:value-type="float">
            <text:p>6,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6.4" calcext:value-type="float">
            <text:p>6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00*(14-[.AB13])/14" office:value-type="float" office:value="57.1428571428571" calcext:value-type="float">
            <text:p>57,1428571429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te entregar práctica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Héctor David</text:p>
          </table:table-cell>
          <table:table-cell table:style-name="ce2" office:value-type="string" calcext:value-type="string">
            <text:p>Viera Rodríguez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.54" calcext:value-type="float">
            <text:p>6,54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6.65" calcext:value-type="float">
            <text:p>6,6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(14-[.AB14])/14" office:value-type="float" office:value="85.7142857142857" calcext:value-type="float">
            <text:p>85,7142857143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71"/>
        </table:table-row>
        <table:table-row table:style-name="ro2" table:number-rows-repeated="1048561">
          <table:table-cell table:number-columns-repeated="1006"/>
        </table:table-row>
        <table:table-row table:style-name="ro2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03">00/00/0000</text:date>, <text:time style:data-style-name="N2" text:time-value="09:36:27.18887440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Iván Chillón Garcí­a</meta:initial-creator>
    <meta:creation-date>2015-12-03T04:36:12</meta:creation-date>
    <dc:date>2015-12-03T09:46:24.963514138</dc:date>
    <meta:editing-duration>PT9M57S</meta:editing-duration>
    <meta:editing-cycles>2</meta:editing-cycles>
    <meta:document-statistic meta:table-count="1" meta:cell-count="492" meta:object-count="0"/>
  </office:meta>
</office:document-meta>
</file>